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<text:line-break/>Tu borrador es muy bueno: transmite claridad, mantiene el tono didáctico y poético que caracteriza tu obra, y guía al lector desde una idea simple hacia una revelación profunda.<text:line-break/>El reto es <text:span text:style-name="Strong_20_Emphasis">mejorar la fluidez narrativa, la estructura y la elegancia del lenguaje</text:span>, sin perder la sencillez ni el tono de conversación.</text:p>
      <text:p text:style-name="Text_20_body">A continuación te muestro una <text:span text:style-name="Strong_20_Emphasis">versión revisada y pulida</text:span>, que conserva íntegramente el contenido lógico pero lo ordena en secciones suaves y progresivas, con un ritmo que facilita la comprensión y prepara al lector para el cierre conceptual del capítulo.</text:p>
      <text:p text:style-name="Horizontal_20_Line"/>
      <text:h text:style-name="Heading_20_2" text:outline-level="2">📘 Capítulo – El coste</text:h>
      <text:p text:style-name="Text_20_body">En este capítulo hablaremos del <text:span text:style-name="Strong_20_Emphasis">coste</text:span> que un sistema de este tipo podría tener.<text:line-break/>En ingeniería, los costes son siempre una cuestión esencial: todo tiene un precio, y los recursos nunca son infinitos.<text:line-break/>Por eso, si pretendemos construir una máquina como la que hemos descrito, debemos preguntarnos cuánto costaría hacerlo, y cuánto costaría resolver un problema utilizando esa máquina.</text:p>
      <text:p text:style-name="Text_20_body">Hablaremos, pues, de dos tipos de coste:</text:p>
      <text:list xml:id="list1759877059" text:style-name="L1">
        <text:list-item>
          <text:p text:style-name="P1">El <text:span text:style-name="Strong_20_Emphasis">coste de construir la máquina</text:span>.</text:p>
        </text:list-item>
        <text:list-item>
          <text:p text:style-name="P1">El <text:span text:style-name="Strong_20_Emphasis">coste de ejecutar un cálculo</text:span>, es decir, de resolver un problema con ella.</text:p>
        </text:list-item>
      </text:list>
      <text:p text:style-name="Horizontal_20_Line"/>
      <text:h text:style-name="Heading_20_3" text:outline-level="3">1. La relación entre la máquina y el cálculo</text:h>
      <text:p text:style-name="Text_20_body">En muchas arquitecturas de cómputo, el coste de la máquina y el coste de resolver un problema son cosas distintas.<text:line-break/>Podemos comprar una computadora una sola vez y luego utilizarla muchas veces, sin que el precio de la máquina cambie.</text:p>
      <text:p text:style-name="Text_20_body">Pero en esta arquitectura particular —cuando hablamos de un sistema viviente— ambas cosas están estrechamente relacionadas.<text:line-break/>Aquí, <text:span text:style-name="Strong_20_Emphasis">la máquina y el cálculo son la misma cosa</text:span>, porque la máquina está hecha de individuos, y los individuos se crean durante el proceso de cálculo.</text:p>
      <text:p text:style-name="Text_20_body">Cada paso en el razonamiento —cada movimiento en la búsqueda de una solución— da lugar a nuevos individuos.<text:line-break/>Por lo tanto, cuanto más complejo sea el problema, <text:span text:style-name="Strong_20_Emphasis">mayor será la colonia de individuos</text:span> necesaria para resolverlo.<text:line-break/>Y como la máquina está formada por esos mismos individuos, su tamaño —y su coste— crece con la complejidad del problema.</text:p>
      <text:p text:style-name="Horizontal_20_Line"/>
      <text:h text:style-name="Heading_20_3" text:outline-level="3"><text:soft-page-break/>2. El ejemplo del laberinto</text:h>
      <text:p text:style-name="Text_20_body">Veamos esto con el ejemplo del <text:span text:style-name="Strong_20_Emphasis">laberinto</text:span>, que hemos elegido por su sencillez.</text:p>
      <text:p text:style-name="Text_20_body">El problema consiste en descubrir el camino que una ficha debe recorrer en un tablero cuadriculado para ir desde una casilla inicial hasta otra.<text:line-break/>Para resolverlo, hemos creado una especie de seres vivientes diseñados a la medida del problema:<text:line-break/>cada individuo representa un <text:span text:style-name="Strong_20_Emphasis">estado posible del juego</text:span>.<text:line-break/>Los individuos nacen, se reproducen y mueren.<text:line-break/>Y es en el acto de la reproducción donde se procesa la información: cada hijo representa un nuevo movimiento válido desde la posición del padre.</text:p>
      <text:p text:style-name="Text_20_body">Así, el cálculo avanza generación tras generación hasta que finalmente nace un individuo cuya posición corresponde a la salida del laberinto.</text:p>
      <text:p text:style-name="Horizontal_20_Line"/>
      <text:h text:style-name="Heading_20_3" text:outline-level="3">3. Hacia una máquina real</text:h>
      <text:p text:style-name="Text_20_body">Hasta ahora hemos analizado el sistema solo en el papel, de forma teórica.<text:line-break/>Pero, ¿cómo podríamos construirlo en el mundo real?<text:line-break/>¿Cómo materializar esta máquina?</text:p>
      <text:p text:style-name="Text_20_body">Cualquier implementación debería cumplir las siguientes condiciones:</text:p>
      <text:list xml:id="list734413892" text:style-name="L2">
        <text:list-item>
          <text:p text:style-name="P2">La máquina está compuesta por individuos.</text:p>
        </text:list-item>
        <text:list-item>
          <text:p text:style-name="P2">Cada individuo cumple un ciclo de vida: <text:span text:style-name="Strong_20_Emphasis">nacer, reproducirse y morir</text:span>.</text:p>
        </text:list-item>
        <text:list-item>
          <text:p text:style-name="P2">Cada individuo posee un conjunto de datos inmutable (su <text:span text:style-name="Strong_20_Emphasis">ADN</text:span>).</text:p>
        </text:list-item>
        <text:list-item>
          <text:p text:style-name="P2">Durante la reproducción, ese ADN se modifica para crear un nuevo individuo único.</text:p>
        </text:list-item>
      </text:list>
      <text:p text:style-name="Text_20_body">Supongamos —solo por imaginarlo— que decidimos implementar a los individuos utilizando <text:span text:style-name="Strong_20_Emphasis">bacterias</text:span>.<text:line-break/>Las bacterias serían una opción económica dentro del mundo viviente; construir un mamífero sería, evidentemente, mucho más costoso.<text:line-break/>Y aun así, incluso las bacterias resultan carísimas: diseñar y fabricar una bacteria está fuera del alcance de la mayoría de los laboratorios del mundo.</text:p>
      <text:p text:style-name="Horizontal_20_Line"/>
      <text:h text:style-name="Heading_20_3" text:outline-level="3">4. Una solución más económica</text:h>
      <text:p text:style-name="Text_20_body">Intentemos algo más modesto.<text:line-break/>Supongamos que la información de cada individuo se almacena en un <text:span text:style-name="Strong_20_Emphasis">disco de plástico</text:span>, como un CD.<text:line-break/>El CD representará el ADN del individuo.</text:p>
      <text:p text:style-name="Text_20_body">Por supuesto, estos individuos no estarán vivos.<text:line-break/>No podrán reproducirse por sí solos: tendremos que simular manualmente su ciclo de vida, lo que es una enorme desventaja con respecto a los sistemas vivientes, que lo hacen de manera automática.</text:p>
      <text:p text:style-name="Text_20_body"><text:soft-page-break/>Pero al menos esta versión nos permite <text:span text:style-name="Strong_20_Emphasis">cuantificar los costes</text:span>.<text:line-break/>Sabemos cuánto cuesta un CD, y podemos estimar cuántos serían necesarios.<text:line-break/>Esta estimación puede servirnos como una <text:span text:style-name="Strong_20_Emphasis">cota inferior</text:span>, una referencia mínima del coste real de la máquina biológica.</text:p>
      <text:p text:style-name="Horizontal_20_Line"/>
      <text:h text:style-name="Heading_20_3" text:outline-level="3">5. Crecimiento exponencial</text:h>
      <text:p text:style-name="Text_20_body">Recordemos que en el problema del laberinto, cada individuo genera varios hijos.<text:line-break/>Si un individuo está en una esquina del tablero, tendrá tres hijos;<text:line-break/>si está en un borde, cinco;<text:line-break/>y si está en el centro, ocho.</text:p>
      <text:p text:style-name="Text_20_body">Para simplificar, consideremos solo el caso más frecuente:<text:line-break/>la mayoría de los individuos estarán lejos de los bordes, y por tanto <text:span text:style-name="Strong_20_Emphasis">tendrán ocho hijos</text:span>.</text:p>
      <text:p text:style-name="Text_20_body">Veamos cómo crece la descendencia:</text:p>
      <text:list xml:id="list4100525283" text:style-name="L3">
        <text:list-item>
          <text:p text:style-name="P3">1ª generación → 8 individuos</text:p>
        </text:list-item>
        <text:list-item>
          <text:p text:style-name="P3">2ª generación → 8 × 8 = 64 individuos</text:p>
        </text:list-item>
        <text:list-item>
          <text:p text:style-name="P3">3ª generación → 8 × 8 × 8 = 512 individuos</text:p>
        </text:list-item>
        <text:list-item>
          <text:p text:style-name="P3">4ª generación → 8⁴ = 4096 individuos</text:p>
        </text:list-item>
      </text:list>
      <text:p text:style-name="Text_20_body">El número de individuos no se mantiene constante: <text:span text:style-name="Strong_20_Emphasis">crece de forma exponencial</text:span>.</text:p>
      <text:p text:style-name="Text_20_body">En nuestro ejemplo, la solución se alcanza en 7 generaciones.<text:line-break/>Eso significa que solo en la séptima generación nacen aproximadamente 8⁷ = 2.097.152 individuos.<text:line-break/>Y si sumamos todos los anteriores, el total supera ampliamente los dos millones.</text:p>
      <text:p text:style-name="Text_20_body">En la octava generación serían 8⁸ = 16 millones.<text:line-break/>Y así sucesivamente.<text:line-break/>El crecimiento se dispara en muy pocas generaciones.</text:p>
      <text:p text:style-name="Horizontal_20_Line"/>
      <text:h text:style-name="Heading_20_3" text:outline-level="3">6. Coste en discos de plástico</text:h>
      <text:p text:style-name="Text_20_body">Volvamos a nuestra máquina de CDs.</text:p>
      <text:p text:style-name="Text_20_body">Para recorrer solo <text:span text:style-name="Strong_20_Emphasis">siete casillas del tablero</text:span>, habrían sido necesarios más de <text:span text:style-name="Strong_20_Emphasis">dos millones de discos</text:span>.<text:line-break/>Y si quisiéramos recorrer <text:span text:style-name="Strong_20_Emphasis">diez casillas</text:span>, necesitaríamos 8¹⁰ ≈ mil millones de discos.<text:line-break/>Solo incrementando tres pasos, pasamos de millones a miles de millones.</text:p>
      <text:p text:style-name="Text_20_body">¿Y si el recorrido fuera de veinte casillas?<text:line-break/>Entonces el número sería 8²⁰, es decir,<text:line-break/><text:span text:style-name="Strong_20_Emphasis">1.152.921.504.606.846.976 discos</text:span>.</text:p>
      <text:p text:style-name="Text_20_body"><text:soft-page-break/>El problema del laberinto es de una simplicidad extrema.<text:line-break/>Imaginemos, entonces, el caso de una partida de ajedrez:<text:line-break/>¿cuántos individuos serían necesarios para representar todas las combinaciones posibles?<text:line-break/>Demasiados.<text:line-break/>El número crece de manera explosiva con la complejidad del problema.</text:p>
      <text:p text:style-name="Horizontal_20_Line"/>
      <text:h text:style-name="Heading_20_3" text:outline-level="3">7. La paradoja del coste infinito</text:h>
      <text:p text:style-name="Text_20_body">Y sin embargo, <text:span text:style-name="Strong_20_Emphasis">el sistema está vivo</text:span>.<text:line-break/>Cada individuo es un ser viviente.<text:line-break/>Por eso el ejemplo del CD resulta útil: nos permite comparar la diferencia entre una forma “muerta” y una forma “viva” del cálculo.</text:p>
      <text:p text:style-name="Text_20_body">El CD es barato.<text:line-break/>Una célula viva, no.<text:line-break/>Pero incluso si el coste de un individuo se redujera hasta casi <text:span text:style-name="Strong_20_Emphasis">cero</text:span>,<text:line-break/>el número de individuos necesarios crecería tan rápido que el <text:span text:style-name="Strong_20_Emphasis">coste total del sistema tendería igualmente al infinito</text:span>.</text:p>
      <text:p text:style-name="Text_20_body">Esta es la paradoja fundamental:<text:line-break/>un sistema de vida es extraordinariamente potente y eficiente,<text:line-break/>pero su coste de ejecución puede ser astronómico.<text:line-break/>La vida no ahorra en recursos: los multiplica para garantizar el resultado.</text:p>
      <text:p text:style-name="Text_20_body">Y tal vez sea precisamente eso —esa prodigalidad sin límites—<text:line-break/>lo que explica por qué el universo está tan lleno de vida.</text:p>
      <text:p text:style-name="Horizontal_20_Line"/>
      <text:p text:style-name="Text_20_body">¿Quieres que te proponga ahora una <text:span text:style-name="Strong_20_Emphasis">versión con un cierre poético o reflexivo</text:span>, para conectar este análisis técnico con la dimensión mística de la obra (por ejemplo, una reflexión de Elara sobre el “precio de la creación” o “el coste de existir”)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8T19:07:13.420000000</meta:creation-date>
    <dc:date>2025-11-08T19:14:15.748000000</dc:date>
    <meta:editing-duration>PT7M2S</meta:editing-duration>
    <meta:editing-cycles>1</meta:editing-cycles>
    <meta:document-statistic meta:table-count="0" meta:image-count="0" meta:object-count="0" meta:page-count="4" meta:paragraph-count="49" meta:word-count="1169" meta:character-count="7106" meta:non-whitespace-character-count="6003"/>
    <meta:generator>LibreOffice/7.3.5.2$Windows_X86_64 LibreOffice_project/184fe81b8c8c30d8b5082578aee2fed2ea847c01</meta:generator>
  </office:meta>
</office:document-meta>
</file>